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3.282cm"/>
    </style:style>
    <style:style style:name="Table1.C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d7d5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.499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Figure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 style:list-style-name="L1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1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9a58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108b9db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justify" style:justify-single-word="false"/>
      <style:text-properties officeooo:paragraph-rsid="009c4c1e"/>
    </style:style>
    <style:style style:name="P32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language="uk" fo:country="UA" fo:font-weight="bold" officeooo:rsid="00752f12" officeooo:paragraph-rsid="0108b9db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officeooo:rsid="00f9a58a"/>
    </style:style>
    <style:style style:name="T15" style:family="text">
      <style:text-properties officeooo:rsid="01000ea8"/>
    </style:style>
    <style:style style:name="T16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language="uk" fo:country="UA" fo:font-weight="normal" officeooo:rsid="009c4c1e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9cm" draw:visible-area-height="5.029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5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2"><text:span text:style-name="T3">на тему: </text:span><text:span text:style-name="T4">«Дерева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18">Тема. <text:span text:style-name="T10">Дерева.</text:span></text:p>
      <text:p text:style-name="P17"><text:span text:style-name="T13">М</text:span><text:span text:style-name="T12">ета. </text:span><text:span text:style-name="T11">Ознайомитися <text:s/>з <text:s/>поняттям <text:s/>дерева. <text:s/>Отримати <text:s/>практичні <text:s/>навички реалізації бінарного дерева пошуку.</text:span></text:p>
      <text:p text:style-name="P14"/>
      <text:p text:style-name="P32"><text:span text:style-name="T12">Завдання. </text:span><text:span text:style-name="T11">Розробити програму мовою java для реалізації бінарного дерево та операцій додавання, <text:s/>видалення, <text:s/>пошуку <text:s/>та <text:s/>перегляду <text:s/>інформації <text:s/>про <text:s/>певний <text:s/>об’єкт(вивід інформаційної частини), симетричного обходу. Клас дерева та вузла представити двома різними класами. Атрибути класу вузла <text:s/>повинні <text:s/>мати модифікатори <text:s/>доступу private або <text:s/>вузол <text:s/>має <text:s/>бути представлений <text:s/>як <text:s/>внутрішній <text:s/>клас <text:s/>класу <text:s/>дерева. <text:s/>Вузол <text:s/>повинен <text:s/>містити посилання <text:s/>на <text:s/>лівий <text:s/>та <text:s/>правий <text:s/>нащадки, <text:s/>поле <text:s/>ключа, <text:s/>поле <text:s/>інформаційної </text:span></text:p>
      <text:p text:style-name="P30"><text:span text:style-name="T11">частини, не містити посилання на батьківський вузол. Значення ключа повинно обраховуватися <text:s/>на <text:s/>основі <text:s/>значення <text:s/>інформаційної <text:s/>частини. <text:s/>При <text:s/>додаванні нового <text:s/>вузла <text:s/>зі <text:s/>значенням <text:s/>ключа, <text:s/>яке <text:s/>вже <text:s/>є <text:s/>в <text:s/>дереві, <text:s/>виконати <text:s/>заміну інформаційної <text:s/>частини. <text:s/>Тип <text:s/>даних <text:s/>інформаційної <text:s/>частини <text:s/>визначити <text:s/>за параметризованим типом з індивідуального завдання до лабораторної роботи 4.</text:span></text:p>
      <text:p text:style-name="P33"><text:span text:style-name="T11">В <text:s/>програмі <text:s/>реалізувати <text:s/>текстове <text:s/>меню <text:s/>для <text:s/>виконання <text:s/>усіх <text:s/>операцій <text:s/>над деревом <text:s/>в <text:s/>довільному <text:s/>порядку. <text:s/>Для <text:s/>кожного <text:s/>пункту <text:s/>меню <text:s/>передбачити зворотній зв'язок у вигляді результату виконання операції та/або повідомлення про успішне виконання операції.</text:span></text:p>
      <text:p text:style-name="P15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81747966960">
          <table:table-cell table:style-name="Table1.A1" office:value-type="string">
            <text:p text:style-name="P21">Варіант</text:p>
          </table:table-cell>
          <table:table-cell table:style-name="Table1.A1" office:value-type="string">
            <text:p text:style-name="P20">Ситуація</text:p>
          </table:table-cell>
          <table:table-cell table:style-name="Table1.C1" office:value-type="string">
            <text:p text:style-name="P20">Значення параметризованого типу</text:p>
          </table:table-cell>
        </table:table-row>
        <table:table-row table:style-name="TableLine94781748078672"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19">Снігуронька <text:s/>записує <text:s/>бажання <text:s/>дітей, <text:s/>які шикуються у чергу. Бажання можуть бути таких видів: іграшки, гаджети, одяг, смаколики. Дід <text:s/>Мороз <text:s/>виконує <text:s/>бажання <text:s/>по <text:s/>одному <text:s/>у порядку <text:s/>надходження. <text:s/>Порахувати <text:s/>скільки бажань кожного виду вже виконав Дід.</text:p>
          </table:table-cell>
          <table:table-cell table:style-name="Table1.C2" office:value-type="string">
            <text:p text:style-name="P21">Бажання</text:p>
          </table:table-cell>
        </table:table-row>
      </table:table>
      <text:p text:style-name="P16"/>
      <text:p text:style-name="P31"><text:span text:style-name="T16">Текст програми. </text:span><text:span text:style-name="T17">github</text:span></text:p>
      <text:p text:style-name="P25">Висновки.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4-09T02:25:11.599427314</dc:date>
    <meta:editing-duration>PT11H48M21S</meta:editing-duration>
    <meta:editing-cycles>236</meta:editing-cycles>
    <meta:generator>LibreOffice/7.0.5.2$Linux_X86_64 LibreOffice_project/00$Build-2</meta:generator>
    <meta:document-statistic meta:table-count="1" meta:image-count="0" meta:object-count="1" meta:page-count="3" meta:paragraph-count="29" meta:word-count="246" meta:character-count="1969" meta:non-whitespace-character-count="1653"/>
  </office:meta>
</office:document-meta>
</file>